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Depression is a crippling condition affecting the lives of many people. According to the Anxiety and Depression Association of America, over sixteen million Americans struggle with major depressive disorder (MDD), and it is the number one cause for disability issues in Americans under the age of forty-five (<text:a xlink:type="simple" xlink:href="https://adaa.org/about-adaa/press-room/facts-statistics" text:style-name="Internet_20_link" text:visited-style-name="Visited_20_Internet_20_Link">https://adaa.org/about-adaa/press-room/facts-statistics</text:a>, 2018). According to the American Psychological Association, individuals with MDD deal with a substantial decrease in interest in enjoyable activities, pleasure, and energy levels (DSM-V, 2013). Doing anything, including treatment steps for recovery, can be a major struggle. </text:p>
      <text:p text:style-name="Standard"/>
      <text:p text:style-name="Standard">Proposal:</text:p>
      <text:p text:style-name="Standard"><text:tab/>The Happy App is designed to be a treatment tool to help individuals who are wanting to improve their happiness. The application will be a full-stack application with an Angular Project for the front end, a Spring Boot project in the back end, and an AWS relational database for the persistence layer. The purpose of the application is 1) to provide easy ways to perform simple activities and techniques that are scientifically proven to elevate mood and decrease depressive symptoms, and 2) to provide easy measurement tools for evaluating one's mood and tracking the progress of ones mental health over a given time period. </text:p>
      <text:p text:style-name="Standard"><text:tab/>The prototype of this application <text:s/>The components will be based on the activities provided in Raghunathan's <text:span text:style-name="T1">If You're So Smart, Why Aren't You Happy</text:span><text:span text:style-name="T2"> (2016), a book based on this very concept of finding happiness through activities that are proven to generate happiness. Later, the application would be updated to include other similar techniques and evaluation measure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imilarities to current happysmarts.com exercises</text:p>
      <text:p text:style-name="Standard"/>
      <text:p text:style-name="Standard"/>
      <text:p text:style-name="Standard">Want a record with a persistent history</text:p>
      <text:p text:style-name="Standard"/>
      <text:p text:style-name="Standard"/>
      <text:p text:style-name="Standard">Definition of happiness and happiness activities should be prominent.</text:p>
      <text:p text:style-name="Standard"/>
      <text:p text:style-name="Standard"/>
      <text:p text:style-name="Standard">Levels of happiness should be measured.</text:p>
      <text:p text:style-name="Standard"/>
      <text:p text:style-name="Standard">Levels of happiness should always be measured subjectively; objective measurements are a useful addition</text:p>
      <text:p text:style-name="Standard"/>
      <text:p text:style-name="Standard"/>
      <text:p text:style-name="Standard"/>
      <text:p text:style-name="Standard"/>
      <text:p text:style-name="Standard">Interface</text:p>
      <text:p text:style-name="Standard"/>
      <text:p text:style-name="Standard">Want to use a circular interface.</text:p>
      <text:p text:style-name="Standard">Idea for alter: Your level of happiness is represented by a meditating chibi. <text:s/>You can have a happy chibi or an unhappy chibi, but there is always a calm, peaceful, happy chibi that you can click to see (this one is tied to your goals).</text:p>
      <text:p text:style-name="Standard"><text:soft-page-break/></text:p>
      <text:p text:style-name="Standard"/>
      <text:p text:style-name="Standard">Maybe some of the exercises could be reusable tools instead? Maybe that's what an exercise is anyway</text:p>
      <text:p text:style-name="Standard"/>
      <text:p text:style-name="P1">Records:</text:p>
      <text:list xml:id="list3732876743607112897" text:style-name="L1">
        <text:list-item>
          <text:p text:style-name="P2">Definition of Happiness</text:p>
        </text:list-item>
        <text:list-item>
          <text:p text:style-name="P2">Activites that make you happy</text:p>
        </text:list-item>
        <text:list-item>
          <text:p text:style-name="P2">Best Possible Life Vision</text:p>
        </text:list-item>
        <text:list-item>
          <text:p text:style-name="P2">Satisfaction with Life</text:p>
        </text:list-item>
        <text:list-item>
          <text:p text:style-name="P2">Materialism?</text:p>
        </text:list-item>
        <text:list-item>
          <text:p text:style-name="P2">Loneliness</text:p>
        </text:list-item>
        <text:list-item>
          <text:p text:style-name="P2">Experiences in close relationships</text:p>
        </text:list-item>
        <text:list-item>
          <text:p text:style-name="P2">Trust</text:p>
        </text:list-item>
        <text:list-item>
          <text:p text:style-name="P2">Desirability of Control</text:p>
        </text:list-item>
        <text:list-item>
          <text:p text:style-name="P2">Maximizer-Satisficer?</text:p>
        </text:list-item>
        <text:list-item>
          <text:p text:style-name="P2">Self-awareness</text:p>
        </text:list-item>
        <text:list-item>
          <text:p text:style-name="P2">Focused exercise (for instance, the current state of the 3-good-things exercise</text:p>
        </text:list-item>
      </text:list>
      <text:p text:style-name="Standard"/>
      <text:p text:style-name="Standard"/>
      <text:p text:style-name="Standard">Exercises:</text:p>
      <text:list xml:id="list8622514271269365888" text:style-name="L2">
        <text:list-item>
          <text:p text:style-name="P3">Gratitude letter</text:p>
        </text:list-item>
        <text:list-item>
          <text:p text:style-name="P3">Forgiveness letter</text:p>
        </text:list-item>
        <text:list-item>
          <text:p text:style-name="P3">Creative altruism</text:p>
        </text:list-item>
        <text:list-item>
          <text:p text:style-name="P3">Healthy choices exercise (create several healthy choices for yourself and someone who will count on your help to make them happen)</text:p>
        </text:list-item>
        <text:list-item>
          <text:p text:style-name="P3">Meditation exercise (any)</text:p>
        </text:list-item>
        <text:list-item>
          <text:p text:style-name="P3">Three Good Things Journal for 15 days</text:p>
        </text:list-item>
        <text:list-item>
          <text:p text:style-name="P3">Mental Chatter Journal</text:p>
        </text:list-item>
        <text:list-item>
          <text:p text:style-name="P3">Self-Compassion Exerci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4H59M15S</meta:editing-duration>
    <meta:editing-cycles>6</meta:editing-cycles>
    <meta:generator>OpenOffice/4.1.7$Win32 OpenOffice.org_project/417m1$Build-9800</meta:generator>
    <dc:date>2020-05-29T18:04:10.97</dc:date>
    <dc:creator>Chris Rodgers</dc:creator>
    <meta:document-statistic meta:table-count="0" meta:image-count="0" meta:object-count="0" meta:page-count="3" meta:paragraph-count="35" meta:word-count="460" meta:character-count="2951"/>
    <meta:user-defined meta:name="Info 1"/>
    <meta:user-defined meta:name="Info 2"/>
    <meta:user-defined meta:name="Info 3"/>
    <meta:user-defined meta:name="Info 4"/>
  </office:meta>
</office:document-meta>
</file>